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margin-left="0.487cm" fo:margin-right="0.7cm" fo:text-align="justify" style:justify-single-word="false" fo:text-indent="0cm" style:auto-text-indent="false"/>
      <style:text-properties style:font-name="Arial" fo:font-size="10pt" fo:font-style="italic" style:font-size-asian="10pt" style:font-style-asian="italic" style:font-size-complex="10pt" style:font-style-complex="italic"/>
    </style:style>
    <style:style style:name="P5" style:family="paragraph" style:parent-style-name="Standard">
      <style:paragraph-properties fo:margin-left="0.776cm" fo:margin-right="0.861cm" fo:text-align="justify" style:justify-single-word="false" fo:text-indent="0cm" style:auto-text-indent="false"/>
      <style:text-properties style:font-name="Arial" fo:font-size="10pt" fo:font-style="italic" style:font-size-asian="10pt" style:font-style-asian="italic" style:font-size-complex="10pt" style:font-style-complex="italic"/>
    </style:style>
    <style:style style:name="P6" style:family="paragraph" style:parent-style-name="Standard">
      <style:paragraph-properties fo:margin-left="0.945cm" fo:margin-right="1.007cm" fo:text-align="justify" style:justify-single-word="false" fo:text-indent="0cm" style:auto-text-indent="false"/>
      <style:text-properties style:font-name="Arial" fo:font-size="10pt" fo:font-style="italic" style:font-size-asian="10pt" style:font-style-asian="italic" style:font-size-complex="10pt" style:font-style-complex="italic"/>
    </style:style>
    <style:style style:name="P7" style:family="paragraph" style:parent-style-name="Standard">
      <style:paragraph-properties fo:margin-left="0.714cm" fo:margin-right="1.071cm" fo:text-align="justify" style:justify-single-word="false" fo:text-indent="0cm" style:auto-text-indent="false">
        <style:tab-stops>
          <style:tab-stop style:position="16.441cm"/>
        </style:tab-stops>
      </style:paragraph-properties>
      <style:text-properties style:font-name="Arial" fo:font-size="10pt" fo:font-style="italic" style:font-size-asian="10pt" style:font-style-asian="italic" style:font-size-complex="10pt" style:font-style-complex="italic"/>
    </style:style>
    <style:style style:name="P8" style:family="paragraph" style:parent-style-name="Standard">
      <style:paragraph-properties fo:margin-left="0.714cm" fo:margin-right="1.071cm" fo:text-align="start" style:justify-single-word="false" fo:text-indent="0cm" style:auto-text-indent="false">
        <style:tab-stops>
          <style:tab-stop style:position="16.441cm"/>
        </style:tab-stops>
      </style:paragraph-properties>
      <style:text-properties style:font-name="Arial" fo:font-size="10pt" fo:font-style="italic" style:font-size-asian="10pt" style:font-style-asian="italic" style:font-size-complex="10pt" style:font-style-complex="italic"/>
    </style:style>
    <style:style style:name="P9" style:family="paragraph" style:parent-style-name="Footnote">
      <style:text-properties style:font-name="Times New Roman"/>
    </style:style>
    <style:style style:name="P10" style:family="paragraph" style:parent-style-name="Heading_20_4">
      <style:text-properties fo:font-size="12pt" fo:font-style="normal" style:font-size-asian="12pt" style:font-style-asian="normal" style:font-size-complex="12pt" style:font-style-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pítulo 1. Introdución </text:h>
      <text:p text:style-name="P1"/>
      <text:p text:style-name="P1">Case todos os proxectos de software libre fracasan. </text:p>
      <text:p text:style-name="P1"/>
      <text:p text:style-name="P1">Poucas veces nos chegan noticias dos fracasos. Os únicos proxectos que chaman a atención son os ben sucedidos, e a cantidade total de proxectos é tan elevada<text:note text:id="ftn1" text:note-class="footnote"><text:note-citation>1</text:note-citation><text:note-body><text:p text:style-name="Footnote"><text:s/><text:span text:style-name="T1">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1"/>
      <text:p text:style-name="P1">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1"/>
      <text:p text:style-name="P1">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1"/>
      <text:p text:style-name="P1">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1"/>
      <text:p text:style-name="P1">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1"/>
      <text:p text:style-name="P4">O código aberto funciona, mais non é unha panacea. Podemos tirar a seguinte conclusión: non se pode <text:soft-page-break/>coller un proxecto moribundo, botarlle os pos máxicos do “código aberto” e esperar que todo saia ben. O software é un terreo difícil, os problemas non son sinxelos. </text:p>
      <text:p text:style-name="P1"/>
      <text:p text:style-name="P1">(de <text:span text:style-name="T2">http://www.jwz.org/gruntle/nomo.html</text:span>) </text:p>
      <text:p text:style-name="P1"/>
      <text:p text:style-name="P1">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text:span text:style-name="T3">Primeiros pasos</text:span>, fala de maneira detallada sobre a presentación e a configuración de pacotes, e explica por que é extremadamente importante darlles prioridade desde o inicio do proxecto. </text:p>
      <text:p text:style-name="P1"/>
      <text:p text:style-name="P1">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1"/>
      <text:p text:style-name="P1">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1"/>
      <text:p text:style-name="P1">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text:soft-page-break/>para posteriores discusións, tanto na presente obra como en Internet. (Por outra banda, se levas tempo traballando con código aberto, é posible que saibas moito sobre a súa historia, e talvez desexes saltar a seguinte sección).</text:p>
      <text:p text:style-name="P1"/>
      <text:h text:style-name="Heading_20_2" text:outline-level="2">Historia </text:h>
      <text:p text:style-name="P1"/>
      <text:p text:style-name="P1">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1"/>
      <text:p text:style-name="P1">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1"/>
      <text:p text:style-name="P1">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3">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p>
      <text:p text:style-name="P1"/>
      <text:p text:style-name="P3">A aparición do software <text:s/>privativo e do software libre </text:p>
      <text:p text:style-name="P1"/>
      <text:p text:style-name="P1">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1"/>
      <text:p text:style-name="P1"><text:soft-page-break/>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p>
      <text:p text:style-name="P1"/>
      <text:p text:style-name="P2">A resistencia consciente </text:p>
      <text:p text:style-name="P1"/>
      <text:p text:style-name="P1">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1"/>
      <text:p text:style-name="P5">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5"/>
      <text:p text:style-name="P1">(de <text:a xlink:type="simple" xlink:href="http://www.gnu.org/gnu/thegnuproject.html">http://www.gnu.org/gnu/thegnuproject.html</text:a>)</text:p>
      <text:p text:style-name="P1"/>
      <text:p text:style-name="P1">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1"/>
      <text:p text:style-name="P1">Stallman recoñeceu un padrón na cadea de acontecementos:</text:p>
      <text:p text:style-name="P1"/>
      <text:p text:style-name="P6">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6"/>
      <text:p text:style-name="P6">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text:p>
      <text:p text:style-name="P1"/>
      <text:p text:style-name="P1">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1"/>
      <text:p text:style-name="P1">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text:soft-page-break/>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3">Licenzas, dereitos de autor (copyright) e patentes</text:span>, analiza a GPL e a súa relación con outras licenzas de software libre. </text:p>
      <text:p text:style-name="P1"/>
      <text:p text:style-name="P1">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5">Emacs</text:span>) e o compilador C (<text:span text:style-name="T5">GCC</text:span>) tiveron un éxito especial, e gozaron de unha gran aceptación non por motivos ideolóxicos, senón pola súa perfección técnica. Por volta de 1990, a GNU producira a maior parte dun sistema operativo, excepto o núcleo (<text:span text:style-name="T3">kernel</text:span>), a parte da máquina responsable do arranque, de administrar a memoria, o disco e outros recursos do sistema. <text:s/></text:p>
      <text:p text:style-name="P1"/>
      <text:p text:style-name="P1">Infelizmente, o proxecto GNU seleccionara un núcleo (<text:span text:style-name="T3">kernel</text:span>)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3">Linux</text:span>, e cando foi combinado cos programas GNU existentes, deu orixe a un sistema operativo totalmente libre. Pola primeira vez era posible ligar o computador e traballar sen utilizar software propietario. </text:p>
      <text:p text:style-name="P1"/>
      <text:p text:style-name="P1">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1"/>
      <text:p text:style-name="P1">Unha grande parte do software deste sistema operativo non foi producido polo proxecto GNU. De feito, a GNU non era o único grupo que estaba a traballar na produción dun sistema operativo libre (por exemplo, o código que co tempo desembocou en <text:span text:style-name="T3">NetBSD</text:span> e <text:span text:style-name="T3">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p text:style-name="P1"/>
      <text:p text:style-name="P2">Resistencia accidental </text:p>
      <text:p text:style-name="P1"/>
      <text:p text:style-name="P1">Porén, os inicios do software libre foron unha época de gran actividade, e poucas accións tiñan un compoñente ideolóxico tan explícito como o Proxecto GNU de Stallman. Un dos movementos máis destacados foi a <text:span text:style-name="T3">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p>
      <text:p text:style-name="P1"/>
      <text:p text:style-name="P1">Outro crisol de desenvolvemento cooperativo foi o <text:span text:style-name="T3">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text:soft-page-break/>do consorcio quería ter a oportunidade de perfeccionar a distribución X, obtendo así unha vantaxe competitiva sobre o resto dos membros). <text:span text:style-name="T3">X Windows</text:span><text:span text:style-name="T3"><text:note text:id="ftn2" text:note-class="footnote"><text:note-citation>2</text:note-citation><text:note-body><text:p text:style-name="P9"><text:s/><text:span text:style-name="T4">Prefiren chamalo “X Window System”, mais na práctica emprégase o nome “X Windows” por simple comodidade. </text:span></text:p></text:note-body></text:note></text:span> era software libre en si mesmo, mais o seu obxectivo era igualar as condicións de xogo entre intereses empresariais, non poñer fin ao dominio do software propietario. Outro exemplo que se anticipou ao proxecto GNU nuns poucos anos foi <text:span text:style-name="T3">TeX</text:span>,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text:span text:style-name="T3">Licenzas, dereitos de autor (copyright) e patentes</text:span>).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1"/>
      <text:p text:style-name="P1">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3">bugs</text:span>). Isto proporciónalles aos participantes nun proxecto unha especie de base común, un motivo e un marco para cooperaren sen se preocuparen de demasiados detalles de outro carácter que non sexa o técnico. </text:p>
      <text:p text:style-name="P1"/>
      <text:p text:style-name="P1">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p>
      <text:p text:style-name="P1"/>
      <text:p text:style-name="P1">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p text:style-name="P1"/>
      <text:h text:style-name="P10" text:outline-level="4">“Libre” fronte a “código aberto (open source)”</text:h>
      <text:p text:style-name="P1"/>
      <text:p text:style-name="P1">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1"><text:soft-page-break/></text:p>
      <text:p text:style-name="P1">A confusión causada pola palabra “<text:span text:style-name="T3">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3">free</text:span>” estaba tan estendida que o programadores crearon unha fórmula explicativa: <text:span text:style-name="T3">“It's free as in freedom- think free speech, not free beer”</text:span> (libre de liberdade, pensa en “discurso libre”, non en “cervexa gratis”). Porén, ter que explicalo constantemente cansa, e moitos programadores opinaban, con razón, que a palabra “<text:span text:style-name="T3">free</text:span>” impedía que a xente comprendese as características dese software. </text:p>
      <text:p text:style-name="P1"/>
      <text:p text:style-name="P1">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text:span text:style-name="T3">“free as in freedom”</text:span> (libre de liberdade) presentaba un problema de conciencia para as empresas que desexaban apoiar programas específicos de software libre, mais que ao mesmo tempo querían continuar a vender software propietario. </text:p>
      <text:p text:style-name="P1"/>
      <text:p text:style-name="P1">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1"/>
      <text:p text:style-name="P1">Estas diferenzas non requiriron unha análise detallada nin unha articulación profunda durante moito tempo, mais o auxe do software libre no mundo dos negocios mudou esta situación. O termo código aberto (<text:span text:style-name="T3">open source</text:span>) foi creado en 1998 como alternativa ao termo “libre” (<text:span text:style-name="T3">free</text:span>) por un grupo de programadores que daría orixe á Iniciativa do Código Aberto (OSI1 polas siglas en inglés). <text:s/>Para a OSI, non só o termo “software libre” (<text:span text:style-name="T3">free software</text:span>) era potencialmente confuso, senón que a propia palabra “libre” (<text:span text:style-name="T3">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1"/>
      <text:p text:style-name="P7">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7"/>
      <text:p text:style-name="P7">O que hai que lograr que comprendan a maior parte dos especialistas non é o concepto de código aberto, senón o nome. Por que non chamalo, como fixemos sempre, software libre? </text:p>
      <text:p text:style-name="P7"/>
      <text:p text:style-name="P7">Un dos motivos principais é que o termo “software libre” (free software) crea tal confusión que pode propiciar conflitos... </text:p>
      <text:p text:style-name="P7"/>
      <text:p text:style-name="P7">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7"/>
      <text:p text:style-name="P7">A maior parte dos grandes executivos nunca van comprar “software libre”. Mais se collermos a mesma tendencia, a mesma xente e as mesmas licenzas, e mudarmos o nome para “código aberto”, si van comprar. </text:p>
      <text:p text:style-name="P7"/>
      <text:p text:style-name="P7">Para algúns hackers é difícil de crer, porque son especialistas que pensan en termos concretos e <text:soft-page-break/>substanciais e que non comprenden a importancia da imaxe cando se quere vender algo. </text:p>
      <text:p text:style-name="P7"/>
      <text:p text:style-name="P7">No marketing, as aparencias son a realidade. Aparentar que temos vontade de saír das barricadas e de cooperar co mundo empresarial é tan importante como os nosos principios, as nosas conviccións e o noso software. </text:p>
      <text:p text:style-name="P7"/>
      <text:p text:style-name="P8">(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http://web.archive.org/web/20021204155022/http://www.opensource.org/advocacy/case_for_hackers.php#marketing.) </text:p>
      <text:p text:style-name="P1"/>
      <text:p text:style-name="P1">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1"/>
      <text:p text:style-name="P1">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1"/>
      <text:p text:style-name="P1">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p text:style-name="P1"/>
      <text:p text:style-name="P3">A situación actual </text:p>
      <text:p text:style-name="P1"/>
      <text:p text:style-name="P1">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1"/>
      <text:p text:style-name="P1">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text:soft-page-break/>acaban de chegar rara vez lle dan unha segunda oportunidade. </text:p>
      <text:p text:style-name="P1"/>
      <text:p text:style-name="P1">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1"/>
      <text:p text:style-name="P1">Os colaboradores deberían percibir que a súa implicación nun proxecto e a súa influencia sobre o mesmo son directamente proporcionais ás súas colaboracións. </text:p>
      <text:p text:style-name="P1"/>
      <text:p text:style-name="P1">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3">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gl"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l"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0-11-14T17:22:23</dc:date>
    <dc:creator>juan </dc:creator>
    <meta:editing-duration>PT06H52M39S</meta:editing-duration>
    <meta:editing-cycles>63</meta:editing-cycles>
    <meta:document-statistic meta:table-count="0" meta:image-count="0" meta:object-count="0" meta:page-count="9" meta:paragraph-count="65" meta:word-count="6374" meta:character-count="40692"/>
  </office:meta>
</office:document-meta>
</file>